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background-color="#FFFF00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3" style:family="paragraph"/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4" style:family="paragraph"/>
    <style:style style:name="P20" style:parent-style-name="Normal" style:list-style-name="LFO4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5" style:family="paragraph"/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6" style:family="paragraph"/>
    <style:style style:name="P29" style:parent-style-name="Normal" style:list-style-name="LFO6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7" style:family="paragraph"/>
    <style:style style:name="P34" style:parent-style-name="Normal" style:list-style-name="LFO7" style:family="paragraph"/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8" style:family="paragraph"/>
    <style:style style:name="P37" style:parent-style-name="Normal" style:list-style-name="LFO8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9" style:family="paragraph"/>
    <style:style style:name="P41" style:parent-style-name="Normal" style:list-style-name="LFO9" style:family="paragraph"/>
    <style:style style:name="P42" style:parent-style-name="Normal" style:list-style-name="LFO9" style:family="paragraph"/>
    <style:style style:name="P43" style:parent-style-name="Normal" style:list-style-name="LFO9" style:family="paragraph"/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10" style:family="paragraph"/>
    <style:style style:name="P46" style:parent-style-name="Normal" style:list-style-name="LFO10" style:family="paragraph"/>
    <style:style style:name="T47" style:parent-style-name="DefaultParagraphFont" style:family="text">
      <style:text-properties fo:color="#467886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11" style:family="paragraph"/>
    <style:style style:name="P51" style:parent-style-name="Normal" style:list-style-name="LFO11" style:family="paragraph"/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12" style:family="paragraph"/>
    <style:style style:name="P55" style:parent-style-name="Normal" style:list-style-name="LFO12" style:family="paragraph"/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13" style:family="paragraph"/>
    <style:style style:name="P59" style:parent-style-name="Normal" style:list-style-name="LFO13" style:family="paragraph">
      <style:text-properties fo:background-color="#FFFF00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4" style:family="paragraph"/>
    <style:style style:name="P63" style:parent-style-name="Normal" style:list-style-name="LFO14" style:family="paragraph"/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list-style-name="LFO15" style:family="paragraph">
      <style:text-properties fo:background-color="#FFFF00"/>
    </style:style>
    <style:style style:name="P67" style:parent-style-name="Normal" style:list-style-name="LFO15" style:family="paragraph">
      <style:text-properties fo:background-color="#FFFF00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list-style-name="LFO16" style:family="paragraph"/>
    <style:style style:name="T71" style:parent-style-name="DefaultParagraphFont" style:family="text">
      <style:text-properties fo:color="#467886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list-style-name="LFO17" style:family="paragraph"/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18" style:family="paragraph"/>
    <style:style style:name="T78" style:parent-style-name="DefaultParagraphFont" style:family="text">
      <style:text-properties fo:color="#467886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list-style-name="LFO19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19" style:family="paragraph"/>
    <style:style style:name="T84" style:parent-style-name="DefaultParagraphFont" style:family="text">
      <style:text-properties fo:background-color="#FFFF00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list-style-name="LFO20" style:family="paragraph"/>
    <style:style style:name="P87" style:parent-style-name="Normal" style:list-style-name="LFO20" style:family="paragraph"/>
    <style:style style:name="T88" style:parent-style-name="DefaultParagraphFont" style:family="text">
      <style:text-properties fo:color="#467886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21" style:family="paragraph"/>
    <style:style style:name="P91" style:parent-style-name="Normal" style:list-style-name="LFO21" style:family="paragraph"/>
    <style:style style:name="P92" style:parent-style-name="Normal" style:list-style-name="LFO21" style:family="paragraph"/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Exception Handling in C# - Interview Preparation Notes</text:span></text:p>
      <text:p text:style-name="Normal"><draw:custom-shape svg:x="0in" svg:y="0in" svg:width="45.51042in" svg:height="0.00139in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3">1. What is Exception Handling?</text:p>
      <text:p text:style-name="Normal">Exception handling is a mechanism in C# to detect and handle runtime errors to ensure smooth program execution. It prevents applications from crashing by handling errors gracefully.</text:p>
      <text:p text:style-name="P4">Key Points:</text:p>
      <text:list text:style-name="LFO1" text:continue-numbering="true">
        <text:list-item>
          <text:p text:style-name="P5">Exceptions<text:s/><text:span text:style-name="T6">are runtime errors</text:span><text:s/>that disrupt normal program flow.</text:p>
        </text:list-item>
        <text:list-item>
          <text:p text:style-name="P7">C# provides structured exception handling using try, catch, finally, and throw.</text:p>
        </text:list-item>
        <text:list-item>
          <text:p text:style-name="P8">Important for building robust applications.</text:p>
        </text:list-item>
      </text:list>
      <text:p text:style-name="P9">References:</text:p>
      <text:list text:style-name="LFO2" text:continue-numbering="true">
        <text:list-item>
          <text:p text:style-name="P10"><text:a xlink:href="https://learn.microsoft.com/en-us/dotnet/csharp/fundamentals/exceptions/" office:target-frame-name="_top" xlink:show="replace"><text:span text:style-name="Hyperlink">Microsoft Docs: Exception Handling</text:span></text:a></text:p>
        </text:list-item>
        <text:list-item>
          <text:p text:style-name="P11">GeeksforGeeks: Exception Handling in C#</text:p>
        </text:list-item>
      </text:list>
      <text:p text:style-name="Normal"><draw:custom-shape svg:x="0in" svg:y="0in" svg:width="45.51042in" svg:height="0.00139in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12">2. try, catch, finally Blocks</text:p>
      <text:p text:style-name="P13">Syntax:</text:p>
      <text:p text:style-name="P14">Key Points:</text:p>
      <text:list text:style-name="LFO3" text:continue-numbering="true">
        <text:list-item>
          <text:p text:style-name="P15">try: Contains code that may throw an exception.</text:p>
        </text:list-item>
        <text:list-item>
          <text:p text:style-name="P16">catch: Handles specific or general exceptions.</text:p>
        </text:list-item>
        <text:list-item>
          <text:p text:style-name="P17">finally: Executes cleanup code (optional but recommended).</text:p>
        </text:list-item>
      </text:list>
      <text:p text:style-name="P18">References:</text:p>
      <text:list text:style-name="LFO4" text:continue-numbering="true">
        <text:list-item>
          <text:p text:style-name="P19"><text:a xlink:href="https://learn.microsoft.com/en-us/dotnet/csharp/language-reference/statements/exception-handling-statements" office:target-frame-name="_top" xlink:show="replace"><text:span text:style-name="Hyperlink">Microsoft Docs: try-catch-finally</text:span></text:a></text:p>
        </text:list-item>
        <text:list-item>
          <text:p text:style-name="P20">TutorialsTeacher: Try-Catch Block</text:p>
        </text:list-item>
      </text:list>
      <text:p text:style-name="Normal"><draw:custom-shape svg:x="0in" svg:y="0in" svg:width="45.51042in" svg:height="0.00139in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21">3. Throwing Exceptions</text:p>
      <text:p text:style-name="P22">Syntax:</text:p>
      <text:p text:style-name="P23">Key Points:</text:p>
      <text:soft-page-break/>
      <text:list text:style-name="LFO5" text:continue-numbering="true">
        <text:list-item>
          <text:p text:style-name="P24">throw keyword raises an exception intentionally.</text:p>
        </text:list-item>
        <text:list-item>
          <text:p text:style-name="P25">Used to indicate that an error has occurred.</text:p>
        </text:list-item>
        <text:list-item>
          <text:p text:style-name="P26">Preserves stack trace information.</text:p>
        </text:list-item>
      </text:list>
      <text:p text:style-name="P27">References:</text:p>
      <text:list text:style-name="LFO6" text:continue-numbering="true">
        <text:list-item>
          <text:p text:style-name="P28"><text:a xlink:href="https://learn.microsoft.com/en-us/dotnet/standard/exceptions/how-to-create-custom-exceptions" office:target-frame-name="_top" xlink:show="replace"><text:span text:style-name="Hyperlink">Microsoft Docs: Throwing Exceptions</text:span></text:a></text:p>
        </text:list-item>
        <text:list-item>
          <text:p text:style-name="P29">Dot Net Perls: Throwing Exceptions</text:p>
        </text:list-item>
      </text:list>
      <text:p text:style-name="Normal"><draw:custom-shape svg:x="0in" svg:y="0in" svg:width="45.51042in" svg:height="0.00139in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30">4. Custom Exceptions</text:p>
      <text:p text:style-name="P31">Example:</text:p>
      <text:p text:style-name="P32">Key Points:</text:p>
      <text:list text:style-name="LFO7" text:continue-numbering="true">
        <text:list-item>
          <text:p text:style-name="P33">Create custom exceptions by inheriting from Exception.</text:p>
        </text:list-item>
        <text:list-item>
          <text:p text:style-name="P34">Provides more meaningful error messages.</text:p>
        </text:list-item>
      </text:list>
      <text:p text:style-name="P35">References:</text:p>
      <text:list text:style-name="LFO8" text:continue-numbering="true">
        <text:list-item>
          <text:p text:style-name="P36"><text:a xlink:href="https://learn.microsoft.com/en-us/dotnet/standard/exceptions/how-to-create-custom-exceptions" office:target-frame-name="_top" xlink:show="replace"><text:span text:style-name="Hyperlink">Microsoft Docs: Custom Exceptions</text:span></text:a></text:p>
        </text:list-item>
        <text:list-item>
          <text:p text:style-name="P37">C# Corner: Custom Exceptions</text:p>
        </text:list-item>
      </text:list>
      <text:p text:style-name="Normal"><draw:custom-shape svg:x="0in" svg:y="0in" svg:width="45.51042in" svg:height="0.00139in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P38">5. Common Exception Types</text:p>
      <text:p text:style-name="P39">Examples:</text:p>
      <text:list text:style-name="LFO9" text:continue-numbering="true">
        <text:list-item>
          <text:p text:style-name="P40">NullReferenceException: Accessing an object reference that is null.</text:p>
        </text:list-item>
        <text:list-item>
          <text:p text:style-name="P41">ArgumentException: Passing an invalid argument.</text:p>
        </text:list-item>
        <text:list-item>
          <text:p text:style-name="P42">InvalidOperationException: Invalid operations at runtime.</text:p>
        </text:list-item>
        <text:list-item>
          <text:p text:style-name="P43">IndexOutOfRangeException: Accessing an invalid array index.</text:p>
        </text:list-item>
      </text:list>
      <text:p text:style-name="P44">References:</text:p>
      <text:list text:style-name="LFO10" text:continue-numbering="true">
        <text:list-item>
          <text:p text:style-name="P45"><text:a xlink:href="https://learn.microsoft.com/en-us/dotnet/api/system.exception?view=net-5.0" office:target-frame-name="_top" xlink:show="replace"><text:span text:style-name="Hyperlink">Microsoft Docs: Common Exceptions</text:span></text:a></text:p>
        </text:list-item>
        <text:list-item>
          <text:p text:style-name="P46"><text:a xlink:href="https://stackoverflow.com/questions/1321278/what-are-common-c-exceptions" office:target-frame-name="_top" xlink:show="replace"><text:span text:style-name="Hyperlink">Stack Overflow: Common C# Exceptions</text:span></text:a></text:p>
        </text:list-item>
      </text:list>
      <text:p text:style-name="Normal"><text:span text:style-name="T47"><draw:custom-shape svg:x="0in" svg:y="0in" svg:width="45.51042in" svg:height="0.00139in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span></text:p>
      <text:p text:style-name="P48">6. Nested try-catch Blocks</text:p>
      <text:p text:style-name="P49">Key Points:</text:p>
      <text:soft-page-break/>
      <text:list text:style-name="LFO11" text:continue-numbering="true">
        <text:list-item>
          <text:p text:style-name="P50">Allows handling inner exceptions separately from outer exceptions.</text:p>
        </text:list-item>
        <text:list-item>
          <text:p text:style-name="P51">Useful for handling specific cases within a broader error handling strategy.</text:p>
        </text:list-item>
      </text:list>
      <text:p text:style-name="P52">Example:</text:p>
      <text:p text:style-name="P53">References:</text:p>
      <text:list text:style-name="LFO12" text:continue-numbering="true">
        <text:list-item>
          <text:p text:style-name="P54"><text:a xlink:href="https://learn.microsoft.com/en-us/dotnet/csharp/programming-guide/exceptions/handling-exceptions" office:target-frame-name="_top" xlink:show="replace"><text:span text:style-name="Hyperlink">Microsoft Docs: Nested try-catch</text:span></text:a></text:p>
        </text:list-item>
        <text:list-item>
          <text:p text:style-name="P55">TutorialsTeacher: Nested Try-Catch</text:p>
        </text:list-item>
      </text:list>
      <text:p text:style-name="Normal"><draw:custom-shape svg:x="0in" svg:y="0in" svg:width="45.51042in" svg:height="0.00139in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56">7. Exception Propagation</text:p>
      <text:p text:style-name="P57">Key Points:</text:p>
      <text:list text:style-name="LFO13" text:continue-numbering="true">
        <text:list-item>
          <text:p text:style-name="P58">Exceptions propagate up the call stack until handled.</text:p>
        </text:list-item>
        <text:list-item>
          <text:p text:style-name="P59">If not handled, the application may crash.</text:p>
        </text:list-item>
      </text:list>
      <text:p text:style-name="P60">Example:</text:p>
      <text:p text:style-name="P61">References:</text:p>
      <text:list text:style-name="LFO14" text:continue-numbering="true">
        <text:list-item>
          <text:p text:style-name="P62"><text:a xlink:href="https://learn.microsoft.com/en-us/dotnet/csharp/programming-guide/exceptions/propagating-exceptions" office:target-frame-name="_top" xlink:show="replace"><text:span text:style-name="Hyperlink">Microsoft Docs: Propagating Exceptions</text:span></text:a></text:p>
        </text:list-item>
        <text:list-item>
          <text:p text:style-name="P63">C# Corner: Exception Propagation</text:p>
        </text:list-item>
      </text:list>
      <text:p text:style-name="Normal"><draw:custom-shape svg:x="0in" svg:y="0in" svg:width="45.51042in" svg:height="0.00139in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64">8. Re-throwing Exceptions</text:p>
      <text:p text:style-name="P65">Key Points:</text:p>
      <text:list text:style-name="LFO15" text:continue-numbering="true">
        <text:list-item>
          <text:p text:style-name="P66">Use throw; (without arguments) to preserve the original exception details.</text:p>
        </text:list-item>
        <text:list-item>
          <text:p text:style-name="P67">throw ex; resets the stack trace, losing original error information.</text:p>
        </text:list-item>
      </text:list>
      <text:p text:style-name="P68">Example:</text:p>
      <text:p text:style-name="P69">References:</text:p>
      <text:list text:style-name="LFO16" text:continue-numbering="true">
        <text:list-item>
          <text:p text:style-name="P70"><text:a xlink:href="https://learn.microsoft.com/en-us/dotnet/csharp/fundamentals/exceptions/rethrow" office:target-frame-name="_top" xlink:show="replace"><text:span text:style-name="Hyperlink">Microsoft Docs: Re-throwing Exceptions</text:span></text:a></text:p>
        </text:list-item>
      </text:list>
      <text:p text:style-name="Normal"><text:span text:style-name="T71"><draw:custom-shape svg:x="0in" svg:y="0in" svg:width="45.51042in" svg:height="0.00139in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span></text:p>
      <text:p text:style-name="P72">9. Global Exception Handling</text:p>
      <text:p text:style-name="P73">Key Points:</text:p>
      <text:list text:style-name="LFO17" text:continue-numbering="true">
        <text:list-item>
          <text:p text:style-name="P74">Use AppDomain.CurrentDomain.UnhandledException to catch unhandled exceptions.</text:p>
        </text:list-item>
      </text:list>
      <text:soft-page-break/>
      <text:p text:style-name="P75">Example:</text:p>
      <text:p text:style-name="P76">References:</text:p>
      <text:list text:style-name="LFO18" text:continue-numbering="true">
        <text:list-item>
          <text:p text:style-name="P77"><text:a xlink:href="https://learn.microsoft.com/en-us/dotnet/api/system.appdomain.unhandledexception?view=netframework-4.8" office:target-frame-name="_top" xlink:show="replace"><text:span text:style-name="Hyperlink">Microsoft Docs: Global Exception Handling</text:span></text:a></text:p>
        </text:list-item>
      </text:list>
      <text:p text:style-name="Normal"><text:span text:style-name="T78"><draw:custom-shape svg:x="0in" svg:y="0in" svg:width="45.51042in" svg:height="0.00139in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span></text:p>
      <text:p text:style-name="P79">10. Exception Logging</text:p>
      <text:p text:style-name="P80">Best Practices:</text:p>
      <text:list text:style-name="LFO19" text:continue-numbering="true">
        <text:list-item>
          <text:p text:style-name="P81">Use logging frameworks like<text:s/><text:span text:style-name="T82">NLog, log4net, Serilog</text:span>.</text:p>
        </text:list-item>
        <text:list-item>
          <text:p text:style-name="P83"><text:span text:style-name="T84">Log detailed error messages, stack traces, and timestamps</text:span>.</text:p>
        </text:list-item>
      </text:list>
      <text:p text:style-name="P85">References:</text:p>
      <text:list text:style-name="LFO20" text:continue-numbering="true">
        <text:list-item>
          <text:p text:style-name="P86"><text:a xlink:href="https://learn.microsoft.com/en-us/dotnet/core/extensions/logging?tabs=command-line" office:target-frame-name="_top" xlink:show="replace"><text:span text:style-name="Hyperlink">Microsoft Docs: Logging Exceptions</text:span></text:a></text:p>
        </text:list-item>
        <text:list-item>
          <text:p text:style-name="P87"><text:a xlink:href="https://serilog.net/" office:target-frame-name="_top" xlink:show="replace"><text:span text:style-name="Hyperlink">Serilog Documentation</text:span></text:a></text:p>
        </text:list-item>
      </text:list>
      <text:p text:style-name="Normal"><text:span text:style-name="T88"><draw:custom-shape svg:x="0in" svg:y="0in" svg:width="45.51042in" svg:height="0.00139in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span></text:p>
      <text:p text:style-name="P89">Conclusion</text:p>
      <text:list text:style-name="LFO21" text:continue-numbering="true">
        <text:list-item>
          <text:p text:style-name="P90">Exception handling is crucial for building resilient applications.</text:p>
        </text:list-item>
        <text:list-item>
          <text:p text:style-name="P91">Use try-catch-finally, custom exceptions, logging, and global exception handling.</text:p>
        </text:list-item>
        <text:list-item>
          <text:p text:style-name="P92">Follow best practices to improve maintainability and debugging efficiency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0T20:17:00Z</meta:creation-date>
    <dc:date>2025-03-21T11:08:00Z</dc:date>
    <meta:template xlink:href="Normal.dotm" xlink:type="simple"/>
    <meta:editing-cycles>2</meta:editing-cycles>
    <meta:editing-duration>PT5160S</meta:editing-duration>
    <meta:document-statistic meta:page-count="4" meta:paragraph-count="8" meta:word-count="637" meta:character-count="4266" meta:row-count="30" meta:non-whitespace-character-count="3637"/>
  </office:meta>
</office:document-meta>
</file>